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662cm" fo:min-width="0.214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2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style:font-name="Symbol1" fo:font-size="18pt" style:font-size-asian="18pt" style:font-size-complex="18pt"/>
    </style:style>
    <style:style style:name="T1" style:family="text">
      <style:text-properties style:font-name="Times New Roman2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font-name="Symbol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Symbo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7cm" svg:height="1.27cm" svg:x="2.2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86cm" svg:height="0.958cm" svg:x="2.545cm" svg:y="3.008cm">
          <draw:text-box>
            <text:p><text:span text:style-name="T1">y</text:span></text:p>
          </draw:text-box>
        </draw:frame>
        <draw:custom-shape draw:style-name="gr1" draw:text-style-name="P1" xml:id="id1" draw:id="id1" draw:layer="layout" svg:width="1.27cm" svg:height="1.27cm" svg:x="5.49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32cm" svg:height="1.081cm" svg:x="5.701cm" svg:y="4.949cm">
          <draw:text-box>
            <text:p><text:span text:style-name="T2">q</text:span></text:p>
          </draw:text-box>
        </draw:frame>
        <draw:custom-shape draw:style-name="gr1" draw:text-style-name="P1" xml:id="id3" draw:id="id3" draw:layer="layout" svg:width="1.27cm" svg:height="1.27cm" svg:x="2.228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38cm" svg:height="1.081cm" svg:x="2.433cm" svg:y="6.708cm">
          <draw:text-box>
            <text:p><text:span text:style-name="T3">y</text:span></text:p>
          </draw:text-box>
        </draw:frame>
        <draw:connector draw:style-name="gr4" draw:text-style-name="P1" draw:layer="layout" draw:type="line" svg:x1="5.682cm" svg:y1="5.016cm" svg:x2="3.51cm" svg:y2="3.524cm" draw:start-shape="id1" draw:start-glue-point="5" draw:end-shape="id2" draw:end-glue-point="10" svg:d="M5682 5016l-2172-1492" svg:viewBox="0 0 2173 1493">
          <text:p/>
        </draw:connector>
        <draw:connector draw:style-name="gr4" draw:text-style-name="P1" draw:layer="layout" draw:type="line" svg:x1="2.863cm" svg:y1="6.689cm" svg:x2="2.875cm" svg:y2="4.159cm" draw:start-shape="id3" draw:start-glue-point="4" draw:end-shape="id2" draw:end-glue-point="8" svg:d="M2863 6689l12-2530" svg:viewBox="0 0 13 2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che </meta:initial-creator>
    <meta:creation-date>2015-12-04T14:48:31.721316019</meta:creation-date>
    <meta:generator>LibreOffice/4.2.8.2$Linux_X86_64 LibreOffice_project/420m0$Build-2</meta:generator>
    <dc:date>2016-01-07T15:04:57.823919700</dc:date>
    <dc:creator>roche </dc:creator>
    <meta:editing-duration>PT9H34M43S</meta:editing-duration>
    <meta:editing-cycles>32</meta:editing-cycles>
    <meta:document-statistic meta:object-count="8"/>
  </office:meta>
</office:document-meta>
</file>